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18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7.25cm" fo:min-width="18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45cm" fo:min-width="17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17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17.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16.7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5.35cm" fo:min-width="17.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17.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16.7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16.7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5.1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3.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839cm" svg:height="2.855cm" svg:x="7.081cm" svg:y="13.423cm">
          <draw:text-box>
            <text:p><text:span text:style-name="T1">HTML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8.266cm" svg:height="5.459cm" svg:x="7.081cm" svg:y="13.423cm">
          <draw:text-box>
            <text:p text:style-name="P2"><text:span text:style-name="T1">&lt;html&gt;</text:span></text:p>
            <text:p><text:span text:style-name="T1">&lt;/html&gt;</text:span></text:p>
          </draw:text-box>
        </draw:frame>
      </draw:page>
      <draw:page draw:name="page3" draw:style-name="dp1" draw:master-page-name="Standard">
        <draw:custom-shape draw:style-name="gr2" draw:text-style-name="P4" draw:layer="layout" svg:width="19cm" svg:height="4.5cm" svg:x="1cm" svg:y="1cm">
          <text:p text:style-name="P3"><text:span text:style-name="T2">Warmup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7.5cm" svg:x="1cm" svg:y="5.7cm">
          <text:p text:style-name="P2"><text:span text:style-name="T2">Inhalts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7.5cm" svg:x="1cm" svg:y="13.4cm">
          <text:p text:style-name="P2"><text:span text:style-name="T2">Inhalts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7.5cm" svg:x="1cm" svg:y="21.2cm">
          <text:p text:style-name="P2"><text:span text:style-name="T2">Inhaltsblock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2" draw:text-style-name="P7" draw:layer="layout" svg:width="19cm" svg:height="4.5cm" svg:x="1cm" svg:y="1cm">
          <text:p text:style-name="P6"><text:span text:style-name="T2">&lt;h1&gt;&lt;/h1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9cm" svg:height="7.5cm" svg:x="1cm" svg:y="5.7cm">
          <text:p text:style-name="P6"><text:span text:style-name="T2">&lt;div&gt;&lt;/div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9cm" svg:height="7.5cm" svg:x="1cm" svg:y="13.4cm">
          <text:p text:style-name="P6"><text:span text:style-name="T2">&lt;div&gt;&lt;/div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9cm" svg:height="7.5cm" svg:x="1cm" svg:y="21.2cm">
          <text:p text:style-name="P6"><text:span text:style-name="T2">&lt;div&gt;&lt;/div&gt;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4" draw:text-style-name="P9" draw:layer="layout" svg:width="18cm" svg:height="3.7cm" svg:x="1.5cm" svg:y="1.3cm">
          <text:p text:style-name="P8"><text:span text:style-name="T3">Lorem ipsum dolor sit amet, consetetur sadipscing elitr,</text:span></text:p>
          <text:p text:style-name="P8"><text:span text:style-name="T3">sed diam nonumy eirmod tempor invidunt ut</text:span></text:p>
          <text:p text:style-name="P8"><text:span text:style-name="T3">labore et dolore magna aliquyam erat, sed diam voluptua.</text:span></text:p>
          <text:p text:style-name="P8"><text:span text:style-name="T3">At vero eos et accusam et justo duo dolores et ea rebum. </text:span></text:p>
          <text:p text:style-name="P8"><text:span text:style-name="T3">Stet clita kasd gubergren, no sea takimata sanctus est </text:span></text:p>
          <text:p text:style-name="P8"><text:span text:style-name="T3">Lorem ipsum dolor sit amet.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8cm" svg:height="2.3cm" svg:x="1.5cm" svg:y="5.3cm">
          <text:p text:style-name="P8"><text:span text:style-name="T4">Link zur HU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8cm" svg:height="2.4cm" svg:x="1.5cm" svg:y="8cm">
          <text:p text:style-name="P8"><text:span text:style-name="T5">Ungeordnete Liste: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7.2cm" svg:height="1.4cm" svg:x="1.9cm" svg:y="16.7cm">
          <text:list text:style-name="L1">
            <text:list-item>
              <text:p text:style-name="P8"><text:span text:style-name="T5">HTM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7.2cm" svg:height="1.4cm" svg:x="1.9cm" svg:y="18.8cm">
          <text:list text:style-name="L1">
            <text:list-item>
              <text:p text:style-name="P8"><text:span text:style-name="T5">CS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7.2cm" svg:height="1.4cm" svg:x="1.9cm" svg:y="20.9cm">
          <text:list text:style-name="L1">
            <text:list-item>
              <text:p text:style-name="P8"><text:span text:style-name="T5">JavaScrip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5.6cm" svg:x="1.5cm" svg:y="10.7cm">
          <text:p text:style-name="P10"><text:span text:style-name="T6">Ungeordneter-Listencontainer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4" draw:text-style-name="P9" draw:layer="layout" svg:width="18cm" svg:height="3.7cm" svg:x="1.5cm" svg:y="1.3cm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8cm" svg:height="2.3cm" svg:x="1.5cm" svg:y="5.3cm">
          <text:p text:style-name="P10"><text:span text:style-name="T4">&lt;a href=“http://www.hu-berlin.de&gt;&lt;/a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8cm" svg:height="2.4cm" svg:x="1.5cm" svg:y="8cm">
          <text:p text:style-name="P10"><text:span text:style-name="T5">&lt;h2&gt;&lt;/h2&gt;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7.2cm" svg:height="1.4cm" svg:x="1.9cm" svg:y="16.7cm">
          <text:p text:style-name="P10"><text:span text:style-name="T6">&lt;li&gt;&lt;/li&gt;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7.2cm" svg:height="1.4cm" svg:x="1.9cm" svg:y="18.8cm">
          <text:p text:style-name="P10"><text:span text:style-name="T6">&lt;li&gt;&lt;/li&gt;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7.2cm" svg:height="1.4cm" svg:x="1.9cm" svg:y="20.9cm">
          <text:p text:style-name="P10"><text:span text:style-name="T6">&lt;li&gt;&lt;/li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5.6cm" svg:x="1.5cm" svg:y="10.7cm">
          <text:p text:style-name="P10"><text:span text:style-name="T6">&lt;ul&gt;&lt;/ul&gt;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9" draw:text-style-name="P11" draw:layer="layout" svg:width="18cm" svg:height="7cm" svg:x="1.5cm" svg:y="1.5cm">
          <text:p text:style-name="P10"><text:span text:style-name="T6">Tabellencontain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7.2cm" svg:height="1.8cm" svg:x="1.9cm" svg:y="9cm">
          <text:list text:style-name="L1">
            <text:list-header>
              <text:p text:style-name="P10"><text:span text:style-name="T5">Tabellenkop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2cm" svg:height="4.5cm" svg:x="1.9cm" svg:y="11cm">
          <text:list text:style-name="L1">
            <text:list-header>
              <text:p text:style-name="P10"><text:span text:style-name="T5">Tabellenbod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5.6cm" svg:height="1.2cm" svg:x="2.7cm" svg:y="16cm">
          <text:list text:style-name="L1">
            <text:list-header>
              <text:p text:style-name="P10"><text:span text:style-name="T5">Tabellenrei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5.6cm" svg:height="1.2cm" svg:x="2.7cm" svg:y="17.4cm">
          <text:list text:style-name="L1">
            <text:list-header>
              <text:p text:style-name="P10"><text:span text:style-name="T5">Tabellenrei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5.6cm" svg:height="1.2cm" svg:x="2.7cm" svg:y="18.8cm">
          <text:list text:style-name="L1">
            <text:list-header>
              <text:p text:style-name="P10"><text:span text:style-name="T5">Tabellenrei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5.6cm" svg:height="1.2cm" svg:x="2.7cm" svg:y="20.2cm">
          <text:list text:style-name="L1">
            <text:list-header>
              <text:p text:style-name="P10"><text:span text:style-name="T5">Tabellenrei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2.7cm" svg:y="21.7cm">
          <text:list text:style-name="L1">
            <text:list-header>
              <text:p text:style-name="P10"><text:span text:style-name="T5">Spalte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8.4cm" svg:y="21.7cm">
          <text:list text:style-name="L1">
            <text:list-header>
              <text:p text:style-name="P10"><text:span text:style-name="T5">Spalte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14cm" svg:y="21.7cm">
          <text:list text:style-name="L1">
            <text:list-header>
              <text:p text:style-name="P10"><text:span text:style-name="T5">Spalte 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2.7cm" svg:y="23.3cm">
          <text:list text:style-name="L1">
            <text:list-header>
              <text:p text:style-name="P10"><text:span text:style-name="T5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8.4cm" svg:y="23.3cm">
          <text:list text:style-name="L1">
            <text:list-header>
              <text:p text:style-name="P10"><text:span text:style-name="T5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14cm" svg:y="23.3cm">
          <text:list text:style-name="L1">
            <text:list-header>
              <text:p text:style-name="P10"><text:span text:style-name="T5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2.7cm" svg:y="24.8cm">
          <text:list text:style-name="L1">
            <text:list-header>
              <text:p text:style-name="P10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8.4cm" svg:y="24.8cm">
          <text:list text:style-name="L1">
            <text:list-header>
              <text:p text:style-name="P10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14cm" svg:y="24.8cm">
          <text:list text:style-name="L1">
            <text:list-header>
              <text:p text:style-name="P10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2.7cm" svg:y="26.3cm">
          <text:list text:style-name="L1">
            <text:list-header>
              <text:p text:style-name="P10"><text:span text:style-name="T5">HTM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8.4cm" svg:y="26.3cm">
          <text:list text:style-name="L1">
            <text:list-header>
              <text:p text:style-name="P10"><text:span text:style-name="T5">C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14cm" svg:y="26.3cm">
          <text:list text:style-name="L1">
            <text:list-header>
              <text:p text:style-name="P10"><text:span text:style-name="T5">JS</text:span></text:p>
            </text:list-header>
          </text:list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9" draw:text-style-name="P11" draw:layer="layout" svg:width="18cm" svg:height="7cm" svg:x="1.5cm" svg:y="1.5cm">
          <text:p text:style-name="P10"><text:span text:style-name="T6">&lt;table&gt;&lt;/table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7.2cm" svg:height="1.8cm" svg:x="1.9cm" svg:y="9cm">
          <text:list text:style-name="L1">
            <text:list-header>
              <text:p text:style-name="P10"><text:span text:style-name="T5">&lt;thead&gt;&lt;/tbody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2cm" svg:height="4.5cm" svg:x="1.9cm" svg:y="11cm">
          <text:list text:style-name="L1">
            <text:list-header>
              <text:p text:style-name="P10"><text:span text:style-name="T5">&lt;tbody&gt;&lt;/tbody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5.6cm" svg:height="1.2cm" svg:x="2.7cm" svg:y="16cm">
          <text:list text:style-name="L1">
            <text:list-header>
              <text:p text:style-name="P10"><text:span text:style-name="T5">&lt;tr&gt;&lt;/tr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5.6cm" svg:height="1.2cm" svg:x="2.7cm" svg:y="17.4cm">
          <text:list text:style-name="L1">
            <text:list-header>
              <text:p text:style-name="P10"><text:span text:style-name="T5">&lt;tr&gt;&lt;/tr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5.6cm" svg:height="1.2cm" svg:x="2.7cm" svg:y="18.8cm">
          <text:list text:style-name="L1">
            <text:list-header>
              <text:p text:style-name="P10"><text:span text:style-name="T5">&lt;tr&gt;&lt;/tr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5.6cm" svg:height="1.2cm" svg:x="2.7cm" svg:y="20.2cm">
          <text:list text:style-name="L1">
            <text:list-header>
              <text:p text:style-name="P10"><text:span text:style-name="T5">&lt;tr&gt;&lt;/tr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2.7cm" svg:y="21.7cm">
          <text:list text:style-name="L1">
            <text:list-header>
              <text:p text:style-name="P10"><text:span text:style-name="T5">&lt;th&gt;&lt;/th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8.4cm" svg:y="21.7cm">
          <text:list text:style-name="L1">
            <text:list-header>
              <text:p text:style-name="P10"><text:span text:style-name="T5">&lt;th&gt;&lt;/th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14cm" svg:y="21.7cm">
          <text:list text:style-name="L1">
            <text:list-header>
              <text:p text:style-name="P10"><text:span text:style-name="T5">&lt;th&gt;&lt;/th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2.7cm" svg:y="23.3cm">
          <text:list text:style-name="L1">
            <text:list-header>
              <text:p text:style-name="P10"><text:span text:style-name="T5">&lt;td&gt;&lt;/td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8.4cm" svg:y="23.3cm">
          <text:list text:style-name="L1">
            <text:list-header>
              <text:p text:style-name="P10"><text:span text:style-name="T5">&lt;td&gt;&lt;/td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14cm" svg:y="23.3cm">
          <text:list text:style-name="L1">
            <text:list-header>
              <text:p text:style-name="P10"><text:span text:style-name="T5">&lt;td&gt;&lt;/td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2.7cm" svg:y="24.8cm">
          <text:list text:style-name="L1">
            <text:list-header>
              <text:p text:style-name="P10"><text:span text:style-name="T5">&lt;td&gt;&lt;/td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8.4cm" svg:y="24.8cm">
          <text:list text:style-name="L1">
            <text:list-header>
              <text:p text:style-name="P10"><text:span text:style-name="T5">&lt;td&gt;&lt;/td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14cm" svg:y="24.8cm">
          <text:list text:style-name="L1">
            <text:list-header>
              <text:p text:style-name="P10"><text:span text:style-name="T5">&lt;td&gt;&lt;/td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2.7cm" svg:y="26.3cm">
          <text:list text:style-name="L1">
            <text:list-header>
              <text:p text:style-name="P10"><text:span text:style-name="T5">&lt;td&gt;&lt;/td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8.4cm" svg:y="26.3cm">
          <text:list text:style-name="L1">
            <text:list-header>
              <text:p text:style-name="P10"><text:span text:style-name="T5">&lt;td&gt;&lt;/td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3cm" svg:height="1.2cm" svg:x="14cm" svg:y="26.3cm">
          <text:list text:style-name="L1">
            <text:list-header>
              <text:p text:style-name="P10"><text:span text:style-name="T5">&lt;td&gt;&lt;/td&gt;</text:span></text:p>
            </text:list-header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6:48:08.756429099</meta:creation-date>
    <dc:date>2016-04-26T18:08:47.450627612</dc:date>
    <meta:editing-duration>PT1H10M26S</meta:editing-duration>
    <meta:editing-cycles>6</meta:editing-cycles>
    <meta:generator>LibreOffice/5.1.2.2$Linux_X86_64 LibreOffice_project/10m0$Build-2</meta:generator>
    <meta:print-date>2016-04-26T17:17:08.208889328</meta:print-date>
    <meta:document-statistic meta:object-count="62"/>
  </office:meta>
</office:document-meta>
</file>